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38eeb" officeooo:paragraph-rsid="00038eeb"/>
    </style:style>
    <style:style style:name="P2" style:family="paragraph" style:parent-style-name="Standard">
      <style:paragraph-properties fo:text-align="start" style:justify-single-word="false"/>
      <style:text-properties officeooo:rsid="00038eeb" officeooo:paragraph-rsid="00038eeb"/>
    </style:style>
    <style:style style:name="P3" style:family="paragraph" style:parent-style-name="Standard">
      <style:paragraph-properties fo:text-align="start" style:justify-single-word="false"/>
      <style:text-properties officeooo:rsid="00038eeb" officeooo:paragraph-rsid="004148a7"/>
    </style:style>
    <style:style style:name="P4" style:family="paragraph" style:parent-style-name="Standard">
      <style:paragraph-properties fo:text-align="start" style:justify-single-word="false"/>
      <style:text-properties officeooo:paragraph-rsid="000e4fb1"/>
    </style:style>
    <style:style style:name="P5" style:family="paragraph" style:parent-style-name="Standard">
      <style:paragraph-properties fo:text-align="start" style:justify-single-word="false"/>
      <style:text-properties officeooo:paragraph-rsid="00381b03"/>
    </style:style>
    <style:style style:name="P6" style:family="paragraph" style:parent-style-name="Standard">
      <style:paragraph-properties fo:text-align="start" style:justify-single-word="false"/>
      <style:text-properties officeooo:paragraph-rsid="00179b95"/>
    </style:style>
    <style:style style:name="P7" style:family="paragraph" style:parent-style-name="Standard">
      <style:paragraph-properties fo:text-align="start" style:justify-single-word="false"/>
      <style:text-properties officeooo:paragraph-rsid="0024aef4"/>
    </style:style>
    <style:style style:name="P8" style:family="paragraph" style:parent-style-name="Standard">
      <style:paragraph-properties fo:text-align="start" style:justify-single-word="false"/>
      <style:text-properties officeooo:paragraph-rsid="00314d88"/>
    </style:style>
    <style:style style:name="P9" style:family="paragraph" style:parent-style-name="Standard">
      <style:paragraph-properties fo:text-align="start" style:justify-single-word="false"/>
      <style:text-properties officeooo:rsid="00066143" officeooo:paragraph-rsid="00066143"/>
    </style:style>
    <style:style style:name="P10" style:family="paragraph" style:parent-style-name="Standard">
      <style:paragraph-properties fo:text-align="start" style:justify-single-word="false"/>
      <style:text-properties officeooo:rsid="0008456b" officeooo:paragraph-rsid="0008456b"/>
    </style:style>
    <style:style style:name="P11" style:family="paragraph" style:parent-style-name="Standard">
      <style:paragraph-properties fo:text-align="start" style:justify-single-word="false"/>
      <style:text-properties officeooo:rsid="000bf388" officeooo:paragraph-rsid="000bf388"/>
    </style:style>
    <style:style style:name="P12" style:family="paragraph" style:parent-style-name="Standard">
      <style:paragraph-properties fo:text-align="start" style:justify-single-word="false"/>
      <style:text-properties officeooo:rsid="0010928a" officeooo:paragraph-rsid="0010928a"/>
    </style:style>
    <style:style style:name="P13" style:family="paragraph" style:parent-style-name="Standard">
      <style:paragraph-properties fo:text-align="start" style:justify-single-word="false"/>
      <style:text-properties fo:font-weight="bold" officeooo:rsid="002140b0" officeooo:paragraph-rsid="002140b0" style:font-weight-asian="bold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weight="bold" officeooo:rsid="001f5737" officeooo:paragraph-rsid="004148a7" style:font-weight-asian="bold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weight="bold" officeooo:rsid="00193a32" officeooo:paragraph-rsid="001a9c89" style:font-weight-asian="bold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weight="bold" officeooo:rsid="0048bf81" officeooo:paragraph-rsid="0048bf81" style:font-weight-asian="bold" style:font-weight-complex="bold"/>
    </style:style>
    <style:style style:name="P17" style:family="paragraph" style:parent-style-name="Standard">
      <style:paragraph-properties fo:text-align="start" style:justify-single-word="false"/>
      <style:text-properties officeooo:rsid="001deb86" officeooo:paragraph-rsid="001deb86"/>
    </style:style>
    <style:style style:name="P18" style:family="paragraph" style:parent-style-name="Standard">
      <style:paragraph-properties fo:text-align="start" style:justify-single-word="false"/>
      <style:text-properties fo:font-weight="normal" officeooo:rsid="001deb86" officeooo:paragraph-rsid="001a9c89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weight="normal" officeooo:rsid="00314d88" officeooo:paragraph-rsid="0024aef4" style:font-weight-asian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weight="normal" officeooo:rsid="001f5737" officeooo:paragraph-rsid="003529ec" style:font-weight-asian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weight="normal" officeooo:rsid="00193a32" officeooo:paragraph-rsid="001a9c89" style:font-weight-asian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weight="normal" officeooo:rsid="001a9c89" officeooo:paragraph-rsid="001a9c89" style:font-weight-asian="normal" style:font-weight-complex="normal"/>
    </style:style>
    <style:style style:name="P23" style:family="paragraph" style:parent-style-name="Standard" style:list-style-name="L1">
      <style:paragraph-properties fo:text-align="start" style:justify-single-word="false"/>
      <style:text-properties officeooo:paragraph-rsid="00054824"/>
    </style:style>
    <style:style style:name="P24" style:family="paragraph" style:parent-style-name="Standard" style:list-style-name="L1">
      <style:paragraph-properties fo:text-align="start" style:justify-single-word="false"/>
      <style:text-properties officeooo:paragraph-rsid="00066143"/>
    </style:style>
    <style:style style:name="P25" style:family="paragraph" style:parent-style-name="Standard" style:list-style-name="L1">
      <style:paragraph-properties fo:text-align="start" style:justify-single-word="false"/>
      <style:text-properties officeooo:paragraph-rsid="000e4fb1"/>
    </style:style>
    <style:style style:name="P26" style:family="paragraph" style:parent-style-name="Standard" style:list-style-name="L1">
      <style:paragraph-properties fo:text-align="start" style:justify-single-word="false"/>
      <style:text-properties officeooo:paragraph-rsid="001deb86"/>
    </style:style>
    <style:style style:name="P27" style:family="paragraph" style:parent-style-name="Standard" style:list-style-name="L1">
      <style:paragraph-properties fo:text-align="start" style:justify-single-word="false"/>
      <style:text-properties officeooo:paragraph-rsid="0029146b"/>
    </style:style>
    <style:style style:name="P28" style:family="paragraph" style:parent-style-name="Standard" style:list-style-name="L1">
      <style:paragraph-properties fo:text-align="start" style:justify-single-word="false"/>
      <style:text-properties officeooo:paragraph-rsid="003529ec"/>
    </style:style>
    <style:style style:name="P29" style:family="paragraph" style:parent-style-name="Standard" style:list-style-name="L1">
      <style:paragraph-properties fo:text-align="start" style:justify-single-word="false"/>
      <style:text-properties officeooo:paragraph-rsid="00381b03"/>
    </style:style>
    <style:style style:name="P30" style:family="paragraph" style:parent-style-name="Standard" style:list-style-name="L1">
      <style:paragraph-properties fo:text-align="start" style:justify-single-word="false"/>
      <style:text-properties officeooo:paragraph-rsid="004148a7"/>
    </style:style>
    <style:style style:name="P31" style:family="paragraph" style:parent-style-name="Standard" style:list-style-name="L5">
      <style:paragraph-properties fo:text-align="start" style:justify-single-word="false"/>
      <style:text-properties officeooo:paragraph-rsid="001deb86"/>
    </style:style>
    <style:style style:name="P32" style:family="paragraph" style:parent-style-name="Standard" style:list-style-name="L6">
      <style:paragraph-properties fo:text-align="start" style:justify-single-word="false"/>
      <style:text-properties officeooo:paragraph-rsid="0029146b"/>
    </style:style>
    <style:style style:name="P33" style:family="paragraph" style:parent-style-name="Standard" style:list-style-name="L7">
      <style:paragraph-properties fo:text-align="start" style:justify-single-word="false"/>
      <style:text-properties officeooo:paragraph-rsid="003529ec"/>
    </style:style>
    <style:style style:name="P34" style:family="paragraph" style:parent-style-name="Standard" style:list-style-name="L8">
      <style:paragraph-properties fo:text-align="start" style:justify-single-word="false"/>
      <style:text-properties officeooo:paragraph-rsid="00381b03"/>
    </style:style>
    <style:style style:name="P35" style:family="paragraph" style:parent-style-name="Standard" style:list-style-name="L1">
      <style:paragraph-properties fo:text-align="start" style:justify-single-word="false"/>
      <style:text-properties officeooo:rsid="00054824" officeooo:paragraph-rsid="00054824"/>
    </style:style>
    <style:style style:name="P36" style:family="paragraph" style:parent-style-name="Standard" style:list-style-name="L1">
      <style:paragraph-properties fo:text-align="start" style:justify-single-word="false"/>
      <style:text-properties officeooo:rsid="00054824" officeooo:paragraph-rsid="00066143"/>
    </style:style>
    <style:style style:name="P37" style:family="paragraph" style:parent-style-name="Standard" style:list-style-name="L1">
      <style:paragraph-properties fo:text-align="start" style:justify-single-word="false"/>
      <style:text-properties officeooo:rsid="00054824" officeooo:paragraph-rsid="000e4fb1"/>
    </style:style>
    <style:style style:name="P38" style:family="paragraph" style:parent-style-name="Standard" style:list-style-name="L1">
      <style:paragraph-properties fo:text-align="start" style:justify-single-word="false"/>
      <style:text-properties officeooo:rsid="00054824" officeooo:paragraph-rsid="001deb86"/>
    </style:style>
    <style:style style:name="P39" style:family="paragraph" style:parent-style-name="Standard" style:list-style-name="L1">
      <style:paragraph-properties fo:text-align="start" style:justify-single-word="false"/>
      <style:text-properties officeooo:rsid="00054824" officeooo:paragraph-rsid="0029146b"/>
    </style:style>
    <style:style style:name="P40" style:family="paragraph" style:parent-style-name="Standard" style:list-style-name="L1">
      <style:paragraph-properties fo:text-align="start" style:justify-single-word="false"/>
      <style:text-properties officeooo:rsid="00054824" officeooo:paragraph-rsid="003529ec"/>
    </style:style>
    <style:style style:name="P41" style:family="paragraph" style:parent-style-name="Standard" style:list-style-name="L1">
      <style:paragraph-properties fo:text-align="start" style:justify-single-word="false"/>
      <style:text-properties officeooo:rsid="00054824" officeooo:paragraph-rsid="00381b03"/>
    </style:style>
    <style:style style:name="P42" style:family="paragraph" style:parent-style-name="Standard" style:list-style-name="L1">
      <style:paragraph-properties fo:text-align="start" style:justify-single-word="false"/>
      <style:text-properties officeooo:rsid="00054824" officeooo:paragraph-rsid="004148a7"/>
    </style:style>
    <style:style style:name="P43" style:family="paragraph" style:parent-style-name="Standard" style:list-style-name="L2">
      <style:paragraph-properties fo:text-align="start" style:justify-single-word="false"/>
      <style:text-properties officeooo:rsid="00038eeb" officeooo:paragraph-rsid="00038eeb"/>
    </style:style>
    <style:style style:name="P44" style:family="paragraph" style:parent-style-name="Standard" style:list-style-name="L3">
      <style:paragraph-properties fo:text-align="start" style:justify-single-word="false"/>
      <style:text-properties officeooo:rsid="00038eeb" officeooo:paragraph-rsid="00066143"/>
    </style:style>
    <style:style style:name="P45" style:family="paragraph" style:parent-style-name="Standard" style:list-style-name="L4">
      <style:paragraph-properties fo:text-align="start" style:justify-single-word="false"/>
      <style:text-properties officeooo:rsid="00038eeb" officeooo:paragraph-rsid="000e4fb1"/>
    </style:style>
    <style:style style:name="P46" style:family="paragraph" style:parent-style-name="Standard" style:list-style-name="L5">
      <style:paragraph-properties fo:text-align="start" style:justify-single-word="false"/>
      <style:text-properties officeooo:rsid="00038eeb" officeooo:paragraph-rsid="001deb86"/>
    </style:style>
    <style:style style:name="P47" style:family="paragraph" style:parent-style-name="Standard" style:list-style-name="L6">
      <style:paragraph-properties fo:text-align="start" style:justify-single-word="false"/>
      <style:text-properties officeooo:rsid="00038eeb" officeooo:paragraph-rsid="0029146b"/>
    </style:style>
    <style:style style:name="P48" style:family="paragraph" style:parent-style-name="Standard" style:list-style-name="L7">
      <style:paragraph-properties fo:text-align="start" style:justify-single-word="false"/>
      <style:text-properties officeooo:rsid="00038eeb" officeooo:paragraph-rsid="003529ec"/>
    </style:style>
    <style:style style:name="P49" style:family="paragraph" style:parent-style-name="Standard" style:list-style-name="L8">
      <style:paragraph-properties fo:text-align="start" style:justify-single-word="false"/>
      <style:text-properties officeooo:rsid="00038eeb" officeooo:paragraph-rsid="00381b03"/>
    </style:style>
    <style:style style:name="P50" style:family="paragraph" style:parent-style-name="Standard" style:list-style-name="L9">
      <style:paragraph-properties fo:text-align="start" style:justify-single-word="false"/>
      <style:text-properties officeooo:rsid="00038eeb" officeooo:paragraph-rsid="004148a7"/>
    </style:style>
    <style:style style:name="P51" style:family="paragraph" style:parent-style-name="Standard" style:list-style-name="L2">
      <style:paragraph-properties fo:text-align="start" style:justify-single-word="false"/>
      <style:text-properties officeooo:rsid="00039b6d" officeooo:paragraph-rsid="00039b6d"/>
    </style:style>
    <style:style style:name="P52" style:family="paragraph" style:parent-style-name="Standard" style:list-style-name="L3">
      <style:paragraph-properties fo:text-align="start" style:justify-single-word="false"/>
      <style:text-properties officeooo:rsid="00039b6d" officeooo:paragraph-rsid="00066143"/>
    </style:style>
    <style:style style:name="P53" style:family="paragraph" style:parent-style-name="Standard" style:list-style-name="L4">
      <style:paragraph-properties fo:text-align="start" style:justify-single-word="false"/>
      <style:text-properties officeooo:rsid="00039b6d" officeooo:paragraph-rsid="000e4fb1"/>
    </style:style>
    <style:style style:name="P54" style:family="paragraph" style:parent-style-name="Standard" style:list-style-name="L5">
      <style:paragraph-properties fo:text-align="start" style:justify-single-word="false"/>
      <style:text-properties officeooo:rsid="00039b6d" officeooo:paragraph-rsid="001deb86"/>
    </style:style>
    <style:style style:name="P55" style:family="paragraph" style:parent-style-name="Standard" style:list-style-name="L6">
      <style:paragraph-properties fo:text-align="start" style:justify-single-word="false"/>
      <style:text-properties officeooo:rsid="00039b6d" officeooo:paragraph-rsid="0029146b"/>
    </style:style>
    <style:style style:name="P56" style:family="paragraph" style:parent-style-name="Standard" style:list-style-name="L7">
      <style:paragraph-properties fo:text-align="start" style:justify-single-word="false"/>
      <style:text-properties officeooo:rsid="00039b6d" officeooo:paragraph-rsid="003529ec"/>
    </style:style>
    <style:style style:name="P57" style:family="paragraph" style:parent-style-name="Standard" style:list-style-name="L8">
      <style:paragraph-properties fo:text-align="start" style:justify-single-word="false"/>
      <style:text-properties officeooo:rsid="00039b6d" officeooo:paragraph-rsid="00381b03"/>
    </style:style>
    <style:style style:name="P58" style:family="paragraph" style:parent-style-name="Standard" style:list-style-name="L9">
      <style:paragraph-properties fo:text-align="start" style:justify-single-word="false"/>
      <style:text-properties officeooo:rsid="00039b6d" officeooo:paragraph-rsid="004148a7"/>
    </style:style>
    <style:style style:name="P59" style:family="paragraph" style:parent-style-name="Standard" style:list-style-name="L2">
      <style:paragraph-properties fo:text-align="start" style:justify-single-word="false"/>
      <style:text-properties officeooo:rsid="0005f321" officeooo:paragraph-rsid="0005f321"/>
    </style:style>
    <style:style style:name="P60" style:family="paragraph" style:parent-style-name="Standard" style:list-style-name="L3">
      <style:paragraph-properties fo:text-align="start" style:justify-single-word="false"/>
      <style:text-properties officeooo:rsid="0005f321" officeooo:paragraph-rsid="00066143"/>
    </style:style>
    <style:style style:name="P61" style:family="paragraph" style:parent-style-name="Standard" style:list-style-name="L4">
      <style:paragraph-properties fo:text-align="start" style:justify-single-word="false"/>
      <style:text-properties officeooo:rsid="0005f321" officeooo:paragraph-rsid="000e4fb1"/>
    </style:style>
    <style:style style:name="P62" style:family="paragraph" style:parent-style-name="Standard" style:list-style-name="L5">
      <style:paragraph-properties fo:text-align="start" style:justify-single-word="false"/>
      <style:text-properties officeooo:rsid="0005f321" officeooo:paragraph-rsid="001deb86"/>
    </style:style>
    <style:style style:name="P63" style:family="paragraph" style:parent-style-name="Standard" style:list-style-name="L6">
      <style:paragraph-properties fo:text-align="start" style:justify-single-word="false"/>
      <style:text-properties officeooo:rsid="0005f321" officeooo:paragraph-rsid="0029146b"/>
    </style:style>
    <style:style style:name="P64" style:family="paragraph" style:parent-style-name="Standard" style:list-style-name="L7">
      <style:paragraph-properties fo:text-align="start" style:justify-single-word="false"/>
      <style:text-properties officeooo:rsid="0005f321" officeooo:paragraph-rsid="003529ec"/>
    </style:style>
    <style:style style:name="P65" style:family="paragraph" style:parent-style-name="Standard" style:list-style-name="L8">
      <style:paragraph-properties fo:text-align="start" style:justify-single-word="false"/>
      <style:text-properties officeooo:rsid="0005f321" officeooo:paragraph-rsid="00381b03"/>
    </style:style>
    <style:style style:name="P66" style:family="paragraph" style:parent-style-name="Standard" style:list-style-name="L9">
      <style:paragraph-properties fo:text-align="start" style:justify-single-word="false"/>
      <style:text-properties officeooo:rsid="0005f321" officeooo:paragraph-rsid="004148a7"/>
    </style:style>
    <style:style style:name="P67" style:family="paragraph" style:parent-style-name="Standard" style:list-style-name="L4">
      <style:paragraph-properties fo:text-align="start" style:justify-single-word="false"/>
      <style:text-properties fo:font-weight="bold" officeooo:paragraph-rsid="000e4fb1" style:font-weight-asian="bold" style:font-weight-complex="bold"/>
    </style:style>
    <style:style style:name="P68" style:family="paragraph" style:parent-style-name="Standard" style:list-style-name="L7">
      <style:paragraph-properties fo:text-align="start" style:justify-single-word="false"/>
      <style:text-properties fo:font-weight="bold" officeooo:paragraph-rsid="003529ec" style:font-weight-asian="bold" style:font-weight-complex="bold"/>
    </style:style>
    <style:style style:name="P69" style:family="paragraph" style:parent-style-name="Standard" style:list-style-name="L5">
      <style:paragraph-properties fo:text-align="start" style:justify-single-word="false"/>
      <style:text-properties fo:font-weight="bold" officeooo:rsid="001f5737" officeooo:paragraph-rsid="001f5737" style:font-weight-asian="bold" style:font-weight-complex="bold"/>
    </style:style>
    <style:style style:name="P70" style:family="paragraph" style:parent-style-name="Standard" style:list-style-name="L5">
      <style:paragraph-properties fo:text-align="start" style:justify-single-word="false"/>
      <style:text-properties fo:font-weight="bold" officeooo:rsid="002140b0" officeooo:paragraph-rsid="002140b0" style:font-weight-asian="bold" style:font-weight-complex="bold"/>
    </style:style>
    <style:style style:name="P71" style:family="paragraph" style:parent-style-name="Standard" style:list-style-name="L5">
      <style:paragraph-properties fo:text-align="start" style:justify-single-word="false"/>
      <style:text-properties fo:font-weight="normal" officeooo:paragraph-rsid="001deb86" style:font-weight-asian="normal" style:font-weight-complex="normal"/>
    </style:style>
    <style:style style:name="P72" style:family="paragraph" style:parent-style-name="Standard" style:list-style-name="L6">
      <style:paragraph-properties fo:text-align="start" style:justify-single-word="false"/>
      <style:text-properties fo:font-weight="normal" officeooo:paragraph-rsid="0029146b" style:font-weight-asian="normal" style:font-weight-complex="normal"/>
    </style:style>
    <style:style style:name="P73" style:family="paragraph" style:parent-style-name="Standard" style:list-style-name="L8">
      <style:paragraph-properties fo:text-align="start" style:justify-single-word="false"/>
      <style:text-properties fo:font-weight="normal" officeooo:paragraph-rsid="00381b03" style:font-weight-asian="normal" style:font-weight-complex="normal"/>
    </style:style>
    <style:style style:name="P74" style:family="paragraph" style:parent-style-name="Standard" style:list-style-name="L9">
      <style:paragraph-properties fo:text-align="start" style:justify-single-word="false"/>
      <style:text-properties fo:font-weight="normal" officeooo:rsid="001f5737" officeooo:paragraph-rsid="004148a7" style:font-weight-asian="normal" style:font-weight-complex="normal"/>
    </style:style>
    <style:style style:name="T1" style:family="text">
      <style:text-properties officeooo:rsid="00038eeb"/>
    </style:style>
    <style:style style:name="T2" style:family="text">
      <style:text-properties officeooo:rsid="00039b6d"/>
    </style:style>
    <style:style style:name="T3" style:family="text">
      <style:text-properties officeooo:rsid="00054824"/>
    </style:style>
    <style:style style:name="T4" style:family="text">
      <style:text-properties officeooo:rsid="0005f321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066143" style:font-weight-asian="bold" style:font-weight-complex="bold"/>
    </style:style>
    <style:style style:name="T7" style:family="text">
      <style:text-properties fo:font-weight="bold" officeooo:rsid="003825c3" style:font-weight-asian="bold" style:font-weight-complex="bold"/>
    </style:style>
    <style:style style:name="T8" style:family="text">
      <style:text-properties fo:font-weight="bold" officeooo:rsid="00039b6d" style:font-weight-asian="bold" style:font-weight-complex="bold"/>
    </style:style>
    <style:style style:name="T9" style:family="text">
      <style:text-properties fo:font-weight="bold" officeooo:rsid="0037181d" style:font-weight-asian="bold" style:font-weight-complex="bold"/>
    </style:style>
    <style:style style:name="T10" style:family="text">
      <style:text-properties fo:font-weight="bold" officeooo:rsid="004148a7" style:font-weight-asian="bold" style:font-weight-complex="bold"/>
    </style:style>
    <style:style style:name="T11" style:family="text">
      <style:text-properties fo:font-weight="bold" officeooo:rsid="00429a33" style:font-weight-asian="bold" style:font-weight-complex="bold"/>
    </style:style>
    <style:style style:name="T12" style:family="text">
      <style:text-properties officeooo:rsid="0008456b"/>
    </style:style>
    <style:style style:name="T13" style:family="text">
      <style:text-properties officeooo:rsid="0009cb3d"/>
    </style:style>
    <style:style style:name="T14" style:family="text">
      <style:text-properties officeooo:rsid="000b766d"/>
    </style:style>
    <style:style style:name="T15" style:family="text">
      <style:text-properties officeooo:rsid="000cb173"/>
    </style:style>
    <style:style style:name="T16" style:family="text">
      <style:text-properties officeooo:rsid="000e4fb1"/>
    </style:style>
    <style:style style:name="T17" style:family="text">
      <style:text-properties officeooo:rsid="00112aa8"/>
    </style:style>
    <style:style style:name="T18" style:family="text">
      <style:text-properties officeooo:rsid="00137727"/>
    </style:style>
    <style:style style:name="T19" style:family="text">
      <style:text-properties officeooo:rsid="00138d58"/>
    </style:style>
    <style:style style:name="T20" style:family="text">
      <style:text-properties officeooo:rsid="0013b157"/>
    </style:style>
    <style:style style:name="T21" style:family="text">
      <style:text-properties officeooo:rsid="0014bf7d"/>
    </style:style>
    <style:style style:name="T22" style:family="text">
      <style:text-properties officeooo:rsid="0016208b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fo:font-weight="normal" officeooo:rsid="00179b95" style:font-weight-asian="normal" style:font-weight-complex="normal"/>
    </style:style>
    <style:style style:name="T25" style:family="text">
      <style:text-properties fo:font-weight="normal" officeooo:rsid="0017abc1" style:font-weight-asian="normal" style:font-weight-complex="normal"/>
    </style:style>
    <style:style style:name="T26" style:family="text">
      <style:text-properties fo:font-weight="normal" officeooo:rsid="00193a32" style:font-weight-asian="normal" style:font-weight-complex="normal"/>
    </style:style>
    <style:style style:name="T27" style:family="text">
      <style:text-properties fo:font-weight="normal" officeooo:rsid="0005f321" style:font-weight-asian="normal" style:font-weight-complex="normal"/>
    </style:style>
    <style:style style:name="T28" style:family="text">
      <style:text-properties fo:font-weight="normal" officeooo:rsid="0013b157" style:font-weight-asian="normal" style:font-weight-complex="normal"/>
    </style:style>
    <style:style style:name="T29" style:family="text">
      <style:text-properties fo:font-weight="normal" officeooo:rsid="001f5737" style:font-weight-asian="normal" style:font-weight-complex="normal"/>
    </style:style>
    <style:style style:name="T30" style:family="text">
      <style:text-properties fo:font-weight="normal" officeooo:rsid="002627e9" style:font-weight-asian="normal" style:font-weight-complex="normal"/>
    </style:style>
    <style:style style:name="T31" style:family="text">
      <style:text-properties fo:font-weight="normal" officeooo:rsid="0027d9e5" style:font-weight-asian="normal" style:font-weight-complex="normal"/>
    </style:style>
    <style:style style:name="T32" style:family="text">
      <style:text-properties fo:font-weight="normal" officeooo:rsid="0029146b" style:font-weight-asian="normal" style:font-weight-complex="normal"/>
    </style:style>
    <style:style style:name="T33" style:family="text">
      <style:text-properties fo:font-weight="normal" officeooo:rsid="0024aef4" style:font-weight-asian="normal" style:font-weight-complex="normal"/>
    </style:style>
    <style:style style:name="T34" style:family="text">
      <style:text-properties fo:font-weight="normal" officeooo:rsid="0029308d" style:font-weight-asian="normal" style:font-weight-complex="normal"/>
    </style:style>
    <style:style style:name="T35" style:family="text">
      <style:text-properties fo:font-weight="normal" officeooo:rsid="002a41c4" style:font-weight-asian="normal" style:font-weight-complex="normal"/>
    </style:style>
    <style:style style:name="T36" style:family="text">
      <style:text-properties fo:font-weight="normal" officeooo:rsid="002c0751" style:font-weight-asian="normal" style:font-weight-complex="normal"/>
    </style:style>
    <style:style style:name="T37" style:family="text">
      <style:text-properties fo:font-weight="normal" officeooo:rsid="002d9363" style:font-weight-asian="normal" style:font-weight-complex="normal"/>
    </style:style>
    <style:style style:name="T38" style:family="text">
      <style:text-properties fo:font-weight="normal" officeooo:rsid="002ea70a" style:font-weight-asian="normal" style:font-weight-complex="normal"/>
    </style:style>
    <style:style style:name="T39" style:family="text">
      <style:text-properties fo:font-weight="normal" officeooo:rsid="002ee41c" style:font-weight-asian="normal" style:font-weight-complex="normal"/>
    </style:style>
    <style:style style:name="T40" style:family="text">
      <style:text-properties fo:font-weight="normal" officeooo:rsid="003088c8" style:font-weight-asian="normal" style:font-weight-complex="normal"/>
    </style:style>
    <style:style style:name="T41" style:family="text">
      <style:text-properties fo:font-weight="normal" officeooo:rsid="00314d88" style:font-weight-asian="normal" style:font-weight-complex="normal"/>
    </style:style>
    <style:style style:name="T42" style:family="text">
      <style:text-properties fo:font-weight="normal" officeooo:rsid="0033253d" style:font-weight-asian="normal" style:font-weight-complex="normal"/>
    </style:style>
    <style:style style:name="T43" style:family="text">
      <style:text-properties fo:font-weight="normal" officeooo:rsid="00342857" style:font-weight-asian="normal" style:font-weight-complex="normal"/>
    </style:style>
    <style:style style:name="T44" style:family="text">
      <style:text-properties fo:font-weight="normal" officeooo:rsid="00380fb3" style:font-weight-asian="normal" style:font-weight-complex="normal"/>
    </style:style>
    <style:style style:name="T45" style:family="text">
      <style:text-properties fo:font-weight="normal" officeooo:rsid="00381b03" style:font-weight-asian="normal" style:font-weight-complex="normal"/>
    </style:style>
    <style:style style:name="T46" style:family="text">
      <style:text-properties fo:font-weight="normal" officeooo:rsid="003b7835" style:font-weight-asian="normal" style:font-weight-complex="normal"/>
    </style:style>
    <style:style style:name="T47" style:family="text">
      <style:text-properties fo:font-weight="normal" officeooo:rsid="003d27c1" style:font-weight-asian="normal" style:font-weight-complex="normal"/>
    </style:style>
    <style:style style:name="T48" style:family="text">
      <style:text-properties fo:font-weight="normal" officeooo:rsid="003dad02" style:font-weight-asian="normal" style:font-weight-complex="normal"/>
    </style:style>
    <style:style style:name="T49" style:family="text">
      <style:text-properties fo:font-weight="normal" officeooo:rsid="003fa185" style:font-weight-asian="normal" style:font-weight-complex="normal"/>
    </style:style>
    <style:style style:name="T50" style:family="text">
      <style:text-properties officeooo:rsid="001bc40b"/>
    </style:style>
    <style:style style:name="T51" style:family="text">
      <style:text-properties officeooo:rsid="001deb86"/>
    </style:style>
    <style:style style:name="T52" style:family="text">
      <style:text-properties officeooo:rsid="001f5737"/>
    </style:style>
    <style:style style:name="T53" style:family="text">
      <style:text-properties officeooo:rsid="00237fb2"/>
    </style:style>
    <style:style style:name="T54" style:family="text">
      <style:text-properties officeooo:rsid="0029146b"/>
    </style:style>
    <style:style style:name="T55" style:family="text">
      <style:text-properties officeooo:rsid="0037181d"/>
    </style:style>
    <style:style style:name="T56" style:family="text">
      <style:text-properties officeooo:rsid="003a0ec9"/>
    </style:style>
    <style:style style:name="T57" style:family="text">
      <style:text-properties officeooo:rsid="004148a7"/>
    </style:style>
    <style:style style:name="T58" style:family="text">
      <style:text-properties officeooo:rsid="00436def"/>
    </style:style>
    <style:style style:name="T59" style:family="text">
      <style:text-properties officeooo:rsid="00193a32"/>
    </style:style>
    <style:style style:name="T60" style:family="text">
      <style:text-properties officeooo:rsid="001dc741"/>
    </style:style>
    <style:style style:name="T61" style:family="text">
      <style:text-properties officeooo:rsid="001d6fd2"/>
    </style:style>
    <style:style style:name="T62" style:family="text">
      <style:text-properties officeooo:rsid="0024009f"/>
    </style:style>
    <style:style style:name="T63" style:family="text">
      <style:text-properties officeooo:rsid="0048ca94"/>
    </style:style>
    <style:style style:name="T64" style:family="text">
      <style:text-properties officeooo:rsid="0049536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yperparameter Logs</text:p>
      <text:p text:style-name="P11">**Dev set used to tune model hyperparameters</text:p>
      <text:p text:style-name="P1"/>
      <text:p text:style-name="P2">1. 89% accuracy on Cifar10: <text:span text:style-name="T50">15s – 17s per epoch</text:span></text:p>
      <text:list xml:id="list2476209837" text:style-name="L1">
        <text:list-item>
          <text:p text:style-name="P23">150 epoch<text:span text:style-name="T3">s</text:span></text:p>
        </text:list-item>
        <text:list-item>
          <text:p text:style-name="P35">batch_size = 64</text:p>
        </text:list-item>
        <text:list-item>
          <text:p text:style-name="P35">train/test/val splits = 40000 train, 10000 test, 10000 val</text:p>
        </text:list-item>
      </text:list>
      <text:list xml:id="list3910544379" text:style-name="L2">
        <text:list-item>
          <text:p text:style-name="P43">weight_decay = 1e-4</text:p>
        </text:list-item>
        <text:list-item>
          <text:p text:style-name="P43">Dropout 0.2, Dropout 0.3, Dropout 0.4</text:p>
        </text:list-item>
        <text:list-item>
          <text:p text:style-name="P51">Adam using learning_rate = 1e-3</text:p>
        </text:list-item>
        <text:list-item>
          <text:p text:style-name="P51">Data Augmentation:</text:p>
          <text:list>
            <text:list-item>
              <text:p text:style-name="P51">rotation_range = 15</text:p>
            </text:list-item>
            <text:list-item>
              <text:p text:style-name="P51">width_shift_range = 0.1</text:p>
            </text:list-item>
            <text:list-item>
              <text:p text:style-name="P51">height_shift_range = 0.1</text:p>
            </text:list-item>
            <text:list-item>
              <text:p text:style-name="P51">horizontal_flip = True</text:p>
            </text:list-item>
          </text:list>
        </text:list-item>
        <text:list-item>
          <text:p text:style-name="P59">lr_schedule: </text:p>
          <text:list>
            <text:list-item>
              <text:p text:style-name="P59">epoch &gt; 80 lr *= 1e-1</text:p>
            </text:list-item>
            <text:list-item>
              <text:p text:style-name="P59">epoch &gt; 120 lr*= 1e-2</text:p>
            </text:list-item>
          </text:list>
        </text:list-item>
      </text:list>
      <text:p text:style-name="P9">2. 80% accuracy: <text:span text:style-name="T12">Changed rotation range. Worse results.</text:span></text:p>
      <text:list xml:id="list110937370608865" text:continue-list="list2476209837" text:style-name="L1">
        <text:list-item>
          <text:p text:style-name="P24">150 epoch<text:span text:style-name="T3">s</text:span></text:p>
        </text:list-item>
        <text:list-item>
          <text:p text:style-name="P36">batch_size = 64</text:p>
        </text:list-item>
        <text:list-item>
          <text:p text:style-name="P36">train/test/val splits = 40000 train, 10000 test, 10000 val</text:p>
        </text:list-item>
      </text:list>
      <text:list xml:id="list1083451712" text:style-name="L3">
        <text:list-item>
          <text:p text:style-name="P44">weight_decay = 1e-4</text:p>
        </text:list-item>
        <text:list-item>
          <text:p text:style-name="P44">Dropout 0.2, Dropout 0.3, Dropout 0.4</text:p>
        </text:list-item>
        <text:list-item>
          <text:p text:style-name="P52">Adam using learning_rate = 1e-3</text:p>
        </text:list-item>
        <text:list-item>
          <text:p text:style-name="P52">Data Augmentation:</text:p>
          <text:list>
            <text:list-item>
              <text:p text:style-name="P52">r<text:span text:style-name="T5">otation_range = </text:span><text:span text:style-name="T6">90 * changed</text:span></text:p>
            </text:list-item>
            <text:list-item>
              <text:p text:style-name="P52">width_shift_range = 0.1</text:p>
            </text:list-item>
            <text:list-item>
              <text:p text:style-name="P52">height_shift_range = 0.1</text:p>
            </text:list-item>
            <text:list-item>
              <text:p text:style-name="P52">horizontal_flip = True</text:p>
            </text:list-item>
          </text:list>
        </text:list-item>
        <text:list-item>
          <text:p text:style-name="P60">lr_schedule: </text:p>
          <text:list>
            <text:list-item>
              <text:p text:style-name="P60">epoch &gt; 80 lr *= 1e-1</text:p>
            </text:list-item>
            <text:list-item>
              <text:p text:style-name="P60">epoch &gt; 120 lr*= 1e-2</text:p>
            </text:list-item>
          </text:list>
        </text:list-item>
      </text:list>
      <text:p text:style-name="P10">3. <text:s/><text:span text:style-name="T15">84.7</text:span>% <text:span text:style-name="T13">accuracy: Removing learning rate scheduler with Adam </text:span><text:span text:style-name="T14">and using 1. configuration. </text:span><text:span text:style-name="T15">Worse results</text:span></text:p>
      <text:p text:style-name="P10"/>
      <text:p text:style-name="P12">4. <text:span text:style-name="T17">89</text:span>% accuracy: Changed validation size from .2 to .15 <text:span text:style-name="T18">using 1. configuration. </text:span><text:span text:style-name="T19">Same results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4"><text:span text:style-name="T20">5.</text:span><text:span text:style-name="T1"> </text:span><text:span text:style-name="T22">85%</text:span><text:span text:style-name="T1"> accuracy on Cifar10: </text:span><text:span text:style-name="T22">Early stopped at epoch 88</text:span></text:p>
      <text:list xml:id="list110936533375879" text:continue-list="list110937370608865" text:style-name="L1">
        <text:list-item>
          <text:p text:style-name="P25">150 epoch<text:span text:style-name="T3">s</text:span></text:p>
        </text:list-item>
        <text:list-item>
          <text:p text:style-name="P37">batch_size = 64</text:p>
        </text:list-item>
        <text:list-item>
          <text:p text:style-name="P37">train/test/val splits = 40000 train, 10000 test, 10000 val</text:p>
        </text:list-item>
      </text:list>
      <text:list xml:id="list3797895387" text:style-name="L4">
        <text:list-item>
          <text:p text:style-name="P45">weight_decay = 1e-4</text:p>
        </text:list-item>
        <text:list-item>
          <text:p text:style-name="P45">Dropout 0.2, Dropout 0.3, Dropout 0.4</text:p>
        </text:list-item>
        <text:list-item>
          <text:p text:style-name="P53">Adam using learning_rate = 1e-3</text:p>
        </text:list-item>
        <text:list-item>
          <text:p text:style-name="P53">Data Augmentation:</text:p>
          <text:list>
            <text:list-item>
              <text:p text:style-name="P53">rotation_range = 15</text:p>
            </text:list-item>
            <text:list-item>
              <text:p text:style-name="P53">width_shift_range = 0.1</text:p>
            </text:list-item>
            <text:list-item>
              <text:p text:style-name="P53">height_shift_range = 0.1</text:p>
            </text:list-item>
            <text:list-item>
              <text:p text:style-name="P53">horizontal_flip = True</text:p>
            </text:list-item>
          </text:list>
        </text:list-item>
        <text:list-item>
          <text:p text:style-name="P61">lr_schedule: </text:p>
          <text:list>
            <text:list-item>
              <text:p text:style-name="P67"><text:span text:style-name="T4">epoch &gt; </text:span><text:span text:style-name="T20">80</text:span><text:span text:style-name="T16"> </text:span><text:span text:style-name="T4">lr *= </text:span><text:span text:style-name="T16">5e-4 * </text:span><text:span text:style-name="T21">changed from 1</text:span></text:p>
            </text:list-item>
            <text:list-item>
              <text:p text:style-name="P67"><text:span text:style-name="T4">epoch &gt; 1</text:span><text:span text:style-name="T20">20</text:span><text:span text:style-name="T4"> lr*= </text:span><text:span text:style-name="T16">3e-4 * </text:span><text:span text:style-name="T21">changed from 1</text:span></text:p>
              <text:p text:style-name="P67"/>
            </text:list-item>
          </text:list>
        </text:list-item>
      </text:list>
      <text:p text:style-name="P6"><text:span text:style-name="T24">6. </text:span><text:span text:style-name="T25">89</text:span><text:span text:style-name="T24">% accuracy on Cifar10: Changed validation size to .10 from configuration #1. </text:span><text:span text:style-name="T26">Best test accuracy yet. Slight improvement. Early stopped at epoch 146/150</text:span></text:p>
      <text:p text:style-name="P21"/>
      <text:p text:style-name="P15"/>
      <text:p text:style-name="P22"><text:span text:style-name="T59">7. </text:span><text:span text:style-name="T60">89.81</text:span><text:span text:style-name="T59">% </text:span>accuracy on CIfar10: Changed validation size to .02 (1000 samples) from configuration #1. <text:span text:style-name="T61">Epoch time is up a bit to 18s-19s per epoch. </text:span><text:span text:style-name="T51">Slight increase in accuracy. </text:span><text:span text:style-name="T62">Takes 46 minutes for all epochs.</text:span></text:p>
      <text:p text:style-name="P18"/>
      <text:p text:style-name="P17"><text:span text:style-name="T23">8. <text:s/></text:span><text:span text:style-name="T30">89.</text:span><text:span text:style-name="T31">78</text:span><text:span text:style-name="T23">% accuracy on cifar10: </text:span><text:span text:style-name="T31">Added 50 more epochs for a total of 200. More lr_schedule activity but overall not much of a change in accuracy.</text:span></text:p>
      <text:list xml:id="list110936773731100" text:continue-list="list110936533375879" text:style-name="L1">
        <text:list-item>
          <text:p text:style-name="P26"><text:span text:style-name="T51">200</text:span> epoch<text:span text:style-name="T3">s</text:span></text:p>
        </text:list-item>
        <text:list-item>
          <text:p text:style-name="P38">batch_size = 64</text:p>
        </text:list-item>
        <text:list-item>
          <text:p text:style-name="P26"><text:span text:style-name="T3">train/test/val splits = 4</text:span><text:span text:style-name="T53">9000</text:span><text:span text:style-name="T3"> train, 10000 test, 1</text:span><text:span text:style-name="T53">000</text:span><text:span text:style-name="T3"> val</text:span></text:p>
        </text:list-item>
      </text:list>
      <text:list xml:id="list328696798" text:style-name="L5">
        <text:list-item>
          <text:p text:style-name="P46">weight_decay = 1e-4</text:p>
        </text:list-item>
        <text:list-item>
          <text:p text:style-name="P46">Dropout 0.2, Dropout 0.3, Dropout 0.4</text:p>
        </text:list-item>
        <text:list-item>
          <text:p text:style-name="P54">Adam using learning_rate = 1e-3</text:p>
        </text:list-item>
        <text:list-item>
          <text:p text:style-name="P54">Data Augmentation:</text:p>
          <text:list>
            <text:list-item>
              <text:p text:style-name="P54">rotation_range = 15</text:p>
            </text:list-item>
            <text:list-item>
              <text:p text:style-name="P54">width_shift_range = 0.1</text:p>
            </text:list-item>
            <text:list-item>
              <text:p text:style-name="P54">height_shift_range = 0.1</text:p>
            </text:list-item>
            <text:list-item>
              <text:p text:style-name="P54">horizontal_flip = True</text:p>
            </text:list-item>
          </text:list>
        </text:list-item>
        <text:list-item>
          <text:p text:style-name="P62">lr_schedule: </text:p>
          <text:list>
            <text:list-item>
              <text:p text:style-name="P71"><text:span text:style-name="T4">epoch &gt; </text:span><text:span text:style-name="T20">80</text:span><text:span text:style-name="T16"> </text:span><text:span text:style-name="T4">lr *= </text:span><text:span text:style-name="T52">1e-1</text:span></text:p>
            </text:list-item>
            <text:list-item>
              <text:p text:style-name="P31"><text:span text:style-name="T27">epoch &gt; 1</text:span><text:span text:style-name="T28">20</text:span><text:span text:style-name="T27"> lr*= </text:span><text:span text:style-name="T29">1e-2</text:span></text:p>
            </text:list-item>
            <text:list-item>
              <text:p text:style-name="P69"><text:span text:style-name="T21">e</text:span>poch &gt; 160 lr *= 1e-3</text:p>
            </text:list-item>
            <text:list-item>
              <text:p text:style-name="P70">epoch &gt; 180 lr *= 0.5e-3</text:p>
            </text:list-item>
          </text:list>
        </text:list-item>
      </text:list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</text:p>
      <text:p text:style-name="P7"><text:span text:style-name="T33">9. </text:span><text:span text:style-name="T36">89.4</text:span><text:span text:style-name="T33">% accuracy on cifar10: </text:span><text:span text:style-name="T32">Added an extra Dense (128) layer with relu after the Flatten() layer. Followed with </text:span><text:span text:style-name="T34">a batch norm, and a dropout of 0.5. </text:span><text:span text:style-name="T37">No real improvement even though extra layers were added.</text:span></text:p>
      <text:list xml:id="list110935860178437" text:continue-list="list110936773731100" text:style-name="L1">
        <text:list-item>
          <text:p text:style-name="P27"><text:span text:style-name="T54">150 </text:span>epoch<text:span text:style-name="T3">s</text:span></text:p>
        </text:list-item>
        <text:list-item>
          <text:p text:style-name="P39">batch_size = 64</text:p>
        </text:list-item>
        <text:list-item>
          <text:p text:style-name="P27"><text:span text:style-name="T3">train/test/val splits = 4</text:span><text:span text:style-name="T53">9000</text:span><text:span text:style-name="T3"> train, 10000 test, 1</text:span><text:span text:style-name="T53">000</text:span><text:span text:style-name="T3"> val</text:span></text:p>
        </text:list-item>
      </text:list>
      <text:list xml:id="list3271685319" text:style-name="L6">
        <text:list-item>
          <text:p text:style-name="P47">weight_decay = 1e-4</text:p>
        </text:list-item>
        <text:list-item>
          <text:p text:style-name="P47">Dropout 0.2, Dropout 0.3, Dropout 0.4, <text:span text:style-name="T54">Dropout 0.5</text:span></text:p>
        </text:list-item>
        <text:list-item>
          <text:p text:style-name="P55">Adam using learning_rate = 1e-3</text:p>
        </text:list-item>
        <text:list-item>
          <text:p text:style-name="P55">Data Augmentation:</text:p>
          <text:list>
            <text:list-item>
              <text:p text:style-name="P55">rotation_range = 15</text:p>
            </text:list-item>
            <text:list-item>
              <text:p text:style-name="P55">width_shift_range = 0.1</text:p>
            </text:list-item>
            <text:list-item>
              <text:p text:style-name="P55">height_shift_range = 0.1</text:p>
            </text:list-item>
            <text:list-item>
              <text:p text:style-name="P55">horizontal_flip = True</text:p>
            </text:list-item>
          </text:list>
        </text:list-item>
        <text:list-item>
          <text:p text:style-name="P63">lr_schedule: </text:p>
          <text:list>
            <text:list-item>
              <text:p text:style-name="P72"><text:span text:style-name="T4">epoch &gt; </text:span><text:span text:style-name="T20">80</text:span><text:span text:style-name="T16"> </text:span><text:span text:style-name="T4">lr *= </text:span><text:span text:style-name="T52">1e-1</text:span></text:p>
            </text:list-item>
            <text:list-item>
              <text:p text:style-name="P32"><text:span text:style-name="T27">epoch &gt; 1</text:span><text:span text:style-name="T28">20</text:span><text:span text:style-name="T27"> lr*= </text:span><text:span text:style-name="T29">1e-2</text:span></text:p>
            </text:list-item>
          </text:list>
        </text:list-item>
      </text:list>
      <text:p text:style-name="P7"><text:span text:style-name="T33">10. </text:span><text:span text:style-name="T39">88.7</text:span><text:span text:style-name="T33">% accuracy on cifar10: Going to try </text:span><text:span text:style-name="T35">changing weight decay 5e-4. </text:span><text:span text:style-name="T38">Removing extra layer that was used in 9. for this trial. </text:span><text:span text:style-name="T40">Accuracy went down. </text:span><text:span text:style-name="T41">44Minutes to train with about 17-18s per epoch</text:span></text:p>
      <text:p text:style-name="P19"/>
      <text:p text:style-name="P8"><text:span text:style-name="T40">1</text:span><text:span text:style-name="T41">1. </text:span><text:span text:style-name="T46">82</text:span><text:span text:style-name="T41">% </text:span><text:span text:style-name="T44">accuracy </text:span><text:span text:style-name="T47">on cifar10:</text:span><text:span text:style-name="T44"> T</text:span><text:span text:style-name="T42">rying SGD learning with starting lr = 1e-3 and momentum</text:span><text:span text:style-name="T43">= </text:span><text:span text:style-name="T42">0.9. </text:span><text:span text:style-name="T48">May revisit this with more epochs due to SGD being slow for converging.</text:span></text:p>
      <text:list xml:id="list110937403497599" text:continue-list="list110935860178437" text:style-name="L1">
        <text:list-item>
          <text:p text:style-name="P28"><text:span text:style-name="T54">150 </text:span>epoch<text:span text:style-name="T3">s</text:span></text:p>
        </text:list-item>
        <text:list-item>
          <text:p text:style-name="P40">batch_size = 64</text:p>
        </text:list-item>
        <text:list-item>
          <text:p text:style-name="P28"><text:span text:style-name="T3">train/test/val splits = 4</text:span><text:span text:style-name="T53">9000</text:span><text:span text:style-name="T3"> train, 10000 test, 1</text:span><text:span text:style-name="T53">000</text:span><text:span text:style-name="T3"> val</text:span></text:p>
        </text:list-item>
      </text:list>
      <text:list xml:id="list469840234" text:style-name="L7">
        <text:list-item>
          <text:p text:style-name="P48">weight_decay = 1e-4</text:p>
        </text:list-item>
        <text:list-item>
          <text:p text:style-name="P48">Dropout 0.2, Dropout 0.3, Dropout 0.4</text:p>
        </text:list-item>
        <text:list-item>
          <text:p text:style-name="P68"><text:span text:style-name="T55">SGD</text:span><text:span text:style-name="T2"> using learning_rate = 1e-3 * </text:span><text:span text:style-name="T55">changed</text:span></text:p>
        </text:list-item>
        <text:list-item>
          <text:p text:style-name="P56">Data Augmentation:</text:p>
          <text:list>
            <text:list-item>
              <text:p text:style-name="P56">rotation_range = 15</text:p>
            </text:list-item>
            <text:list-item>
              <text:p text:style-name="P56">width_shift_range = 0.1</text:p>
            </text:list-item>
            <text:list-item>
              <text:p text:style-name="P56">height_shift_range = 0.1</text:p>
            </text:list-item>
            <text:list-item>
              <text:p text:style-name="P56">horizontal_flip = True</text:p>
            </text:list-item>
          </text:list>
        </text:list-item>
        <text:list-item>
          <text:p text:style-name="P64">lr_schedule: </text:p>
          <text:list>
            <text:list-item>
              <text:p text:style-name="P68"><text:span text:style-name="T4">epoch &gt; </text:span><text:span text:style-name="T55">70</text:span><text:span text:style-name="T16"> </text:span><text:span text:style-name="T4">lr *= </text:span><text:span text:style-name="T52">1e-1 * </text:span><text:span text:style-name="T55">changed cutoff from &gt; 80 to &gt;70</text:span></text:p>
            </text:list-item>
            <text:list-item>
              <text:p text:style-name="P33"><text:span text:style-name="T27">epoch &gt; 1</text:span><text:span text:style-name="T28">20</text:span><text:span text:style-name="T27"> lr*= </text:span><text:span text:style-name="T29">1e-2</text:span></text:p>
            </text:list-item>
          </text:list>
        </text:list-item>
      </text:list>
      <text:p text:style-name="P20"/>
      <text:p text:style-name="P5"><text:span text:style-name="T40">1</text:span><text:span text:style-name="T45">2</text:span><text:span text:style-name="T41">. </text:span><text:span text:style-name="T49">89.2</text:span><text:span text:style-name="T41">% </text:span><text:span text:style-name="T44">accuracy T</text:span><text:span text:style-name="T42">rying </text:span><text:span text:style-name="T45">RMSprop</text:span><text:span text:style-name="T42"> learning with starting lr = 1e-3 :</text:span></text:p>
      <text:list xml:id="list110936207577227" text:continue-list="list110937403497599" text:style-name="L1">
        <text:list-item>
          <text:p text:style-name="P29"><text:span text:style-name="T54">150 </text:span>epoch<text:span text:style-name="T3">s</text:span></text:p>
        </text:list-item>
        <text:list-item>
          <text:p text:style-name="P41">batch_size = 64</text:p>
        </text:list-item>
        <text:list-item>
          <text:p text:style-name="P29"><text:span text:style-name="T3">train/test/val splits = 4</text:span><text:span text:style-name="T53">9000</text:span><text:span text:style-name="T3"> train, 10000 test, 1</text:span><text:span text:style-name="T53">000</text:span><text:span text:style-name="T3"> val</text:span></text:p>
        </text:list-item>
      </text:list>
      <text:list xml:id="list438861122" text:style-name="L8">
        <text:list-item>
          <text:p text:style-name="P49">weight_decay = 1e-4</text:p>
        </text:list-item>
        <text:list-item>
          <text:p text:style-name="P49">Dropout 0.2, Dropout 0.3, Dropout 0.4</text:p>
        </text:list-item>
        <text:list-item>
          <text:p text:style-name="P34"><text:span text:style-name="T7">RMSprop</text:span><text:span text:style-name="T8"> using learning_rate = 1e-3 * </text:span><text:span text:style-name="T9">changed</text:span></text:p>
        </text:list-item>
        <text:list-item>
          <text:p text:style-name="P57">Data Augmentation:</text:p>
          <text:list>
            <text:list-item>
              <text:p text:style-name="P57">rotation_range = 15</text:p>
            </text:list-item>
            <text:list-item>
              <text:p text:style-name="P57">width_shift_range = 0.1</text:p>
            </text:list-item>
            <text:list-item>
              <text:p text:style-name="P57">height_shift_range = 0.1</text:p>
            </text:list-item>
            <text:list-item>
              <text:p text:style-name="P57"><text:soft-page-break/>horizontal_flip = True</text:p>
            </text:list-item>
          </text:list>
        </text:list-item>
        <text:list-item>
          <text:p text:style-name="P65">lr_schedule: </text:p>
          <text:list>
            <text:list-item>
              <text:p text:style-name="P73"><text:span text:style-name="T4">epoch &gt; </text:span><text:span text:style-name="T56">80</text:span><text:span text:style-name="T16"> </text:span><text:span text:style-name="T4">lr *= </text:span><text:span text:style-name="T52">1e-1 </text:span></text:p>
            </text:list-item>
            <text:list-item>
              <text:p text:style-name="P34"><text:span text:style-name="T27">epoch &gt; 1</text:span><text:span text:style-name="T28">20</text:span><text:span text:style-name="T27"> lr*= </text:span><text:span text:style-name="T29">1e-2</text:span></text:p>
            </text:list-item>
          </text:list>
        </text:list-item>
      </text:list>
      <text:p text:style-name="P3"><text:span text:style-name="T57">13. </text:span><text:span text:style-name="T58">89.1%</text:span> accuracy on Cifar10: <text:span text:style-name="T50">15s – 17s per epoch</text:span></text:p>
      <text:list xml:id="list110937373468514" text:continue-list="list110936207577227" text:style-name="L1">
        <text:list-item>
          <text:p text:style-name="P30">150 epoch<text:span text:style-name="T3">s</text:span></text:p>
        </text:list-item>
        <text:list-item>
          <text:p text:style-name="P42">batch_size = 64</text:p>
        </text:list-item>
        <text:list-item>
          <text:p text:style-name="P42">train/test/val splits = 40000 train, 10000 test, 10000 val</text:p>
        </text:list-item>
      </text:list>
      <text:list xml:id="list568757306" text:style-name="L9">
        <text:list-item>
          <text:p text:style-name="P50">weight_decay = <text:span text:style-name="T10">5</text:span><text:span text:style-name="T5">e-4 *</text:span><text:span text:style-name="T11">Changed</text:span></text:p>
        </text:list-item>
        <text:list-item>
          <text:p text:style-name="P50">Dropout 0.2, Dropout 0.3, Dropout 0.4</text:p>
        </text:list-item>
        <text:list-item>
          <text:p text:style-name="P58">Adam using learning_rate = 1e-3</text:p>
        </text:list-item>
        <text:list-item>
          <text:p text:style-name="P58">Data Augmentation:</text:p>
          <text:list>
            <text:list-item>
              <text:p text:style-name="P58">rotation_range = 15</text:p>
            </text:list-item>
            <text:list-item>
              <text:p text:style-name="P58">width_shift_range = 0.1</text:p>
            </text:list-item>
            <text:list-item>
              <text:p text:style-name="P58">height_shift_range = 0.1</text:p>
            </text:list-item>
            <text:list-item>
              <text:p text:style-name="P58">horizontal_flip = True</text:p>
            </text:list-item>
          </text:list>
        </text:list-item>
        <text:list-item>
          <text:p text:style-name="P66">lr_schedule: </text:p>
          <text:list>
            <text:list-item>
              <text:p text:style-name="P66">epoch &gt; 80 lr *= 1e-1</text:p>
            </text:list-item>
            <text:list-item>
              <text:p text:style-name="P74">epoch &gt; 120 lr*= 1e-2</text:p>
            </text:list-item>
          </text:list>
        </text:list-item>
      </text:list>
      <text:p text:style-name="P14">***<text:span text:style-name="T63">USED THIS MODEL FOR TSNE***</text:span></text:p>
      <text:p text:style-name="P16">14. 90.4% accuracy on Cifar10: Used #1 configuration but added a dense relu layer with 512 neurons and then a batch norm layer right before the softmax layer. <text:span text:style-name="T64">Used .10 validation size (5000 samples) instead of 10000 samples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18T16:24:26.676107117</meta:creation-date>
    <meta:generator>LibreOffice/6.4.5.2$Linux_X86_64 LibreOffice_project/40$Build-2</meta:generator>
    <dc:date>2020-09-08T10:06:58.665814875</dc:date>
    <meta:editing-duration>P3DT3H51M50S</meta:editing-duration>
    <meta:editing-cycles>71</meta:editing-cycles>
    <meta:document-statistic meta:table-count="0" meta:image-count="0" meta:object-count="0" meta:page-count="4" meta:paragraph-count="132" meta:word-count="898" meta:character-count="4784" meta:non-whitespace-character-count="4119"/>
  </office:meta>
</office:document-meta>
</file>